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>
      <style:text-properties fo:color="#0000ee" fo:language="none" fo:language-asian="none" fo:language-complex="none" style:text-underline-style="solid" style:text-underline-color="font-color"/>
    </style:style>
    <style:style style:name="T2_10" style:family="text"/>
    <style:style style:name="P3" style:family="paragraph" style:parent-style-name="Heading_20_3">
      <style:paragraph-properties fo:margin-top="0.496cm" fo:margin-bottom="0.496cm"/>
    </style:style>
    <style:style style:name="T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4" style:family="paragraph" style:parent-style-name="Normal"/>
    <style:style style:name="T4_1" style:family="text" style:parent-style-name="Normal"/>
    <style:style style:name="FR1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The<text:s/>Petoskey<text:s/>Steel<text:s/>Drum<text:s/>Band<text:s/></text:span></text:h>
      <text:p text:style-name="P2"><text:span text:style-name="T2_1">Published<text:s/>Date<text:s/>:<text:s/>April<text:s/>25,<text:s/>2019</text:span><text:span text:style-name="T2_2"><text:line-break/></text:span><text:span text:style-name="T2_3">Author<text:s/>:<text:s/>ng23055</text:span><text:span text:style-name="T2_4"><text:line-break/></text:span><text:span text:style-name="T2_5">Categories<text:s/>:<text:s/></text:span><text:span text:style-name="T2_6"><text:line-break/></text:span><text:span text:style-name="T2_7">Come<text:s/>out<text:s/>to<text:s/>see<text:s/>hear<text:s/>some<text:s/>amazing<text:s/>music<text:s/>all<text:s/>the<text:s/>way<text:s/>from<text:s/>Petoskey!<text:s/>View<text:s/>the<text:s/>Facebook<text:s/>event:<text:s/></text:span><text:span text:style-name="T2_8"><text:a xlink:type="simple" xlink:href="https://www.facebook.com/events/435182177236724/"><text:span text:style-name="T2_9">https://www.facebook.com/events/435182177236724/</text:span></text:a></text:span><text:span text:style-name="T2_10"><text:s/></text:span></text:p>
      <text:h text:style-name="P3" text:outline-level="3"><text:span text:style-name="T3_1">Comments<text:s/></text:span></text:h>
      <text:p text:style-name="P4"><text:span text:style-name="T4_1"><draw:rect svg:x="0cm" svg:y="0cm" svg:width="16.51cm" svg:height="0.053cm" draw:style-name="FR1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